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7.991cm" svg:height="16.26cm" svg:x="0cm" svg:y="0.837cm" presentation:class="subtitle" presentation:user-transformed="true">
          <draw:text-box>
            <text:p/>
            <text:p/>
            <text:p/>
            <text:p>Field Line Resonance in Two and a Half Dimensions</text:p>
            <text:p/>
            <text:p><text:span text:style-name="T1">Charles McEachern</text:span></text:p>
            <text:p><text:span text:style-name="T1"/></text:p>
            <text:p><text:span text:style-name="T1">Advisor: Bob Lysa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Empt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Empt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7T15:27:05.995459379</meta:creation-date>
    <dc:date>2016-04-17T15:32:09.531521528</dc:date>
    <meta:editing-duration>P0D</meta:editing-duration>
    <meta:editing-cycles>1</meta:editing-cycles>
    <meta:document-statistic meta:object-count="28"/>
    <meta:generator>LibreOffice/4.2.8.2$Linux_X86_64 LibreOffice_project/420m0$Build-2</meta:generator>
  </office:meta>
</office:document-meta>
</file>